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lnetClient.stopSpy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Client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lnetClient.unregisterNotif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Clien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Client.addOptionHandler( TelnetOptionHandler opth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Client.getReader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Client._connectAction_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lnetClient.Teln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lnetClient._close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Client._flush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Client.registerSpyStream( OutputStream spy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Client.deleteOptionHandler( int op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Client.sendAY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Client.setReaderThread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Client.registerNotifHandler( TelnetNotificationHandler notifh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Client.TelnetClient( String ter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lnetClient.getRemoteOptionState( int o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Client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Client.getLocalOptionState( int o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